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2.579cm"/>
    </style:style>
    <style:style style:name="co4" style:family="table-column">
      <style:table-column-properties fo:break-before="auto" style:column-width="2.371cm"/>
    </style:style>
    <style:style style:name="co5" style:family="table-column">
      <style:table-column-properties fo:break-before="auto" style:column-width="3.07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115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2-mtb-SSDL-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6" table:default-cell-style-name="ce2"/>
        <table:table-column table:style-name="co7" table:default-cell-style-name="ce2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Alive</text:p>
          </table:table-cell>
          <table:table-cell table:style-name="Default" office:value-type="string" calcext:value-type="string">
            <text:p>Score_SSDL</text:p>
          </table:table-cell>
          <table:table-cell table:style-name="Default" office:value-type="string" calcext:value-type="string">
            <text:p>MTB_auto_SSDL</text:p>
          </table:table-cell>
          <table:table-cell office:value-type="string" calcext:value-type="string">
            <text:p>#ALIVE_ALL</text:p>
          </table:table-cell>
          <table:table-cell table:style-name="Default" office:value-type="string" calcext:value-type="string">
            <text:p>Score_ALL</text:p>
          </table:table-cell>
          <table:table-cell table:style-name="Default" office:value-type="string" calcext:value-type="string">
            <text:p>MTB_auto_ALL</text:p>
          </table:table-cell>
          <table:table-cell office:value-type="string" calcext:value-type="string">
            <text:p>SSDL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,5</text:p>
          </table:table-cell>
          <table:table-cell table:formula="of:=([.I2]-[.C2])/[.I2]" office:value-type="float" office:value="0.792682926829268" calcext:value-type="float">
            <text:p>0,79</text:p>
          </table:table-cell>
          <table:table-cell table:formula="of:=IF([.C2]=0;0;[.$B$45]*[.$B2]+[.C2]*[.$B$46]+[.C2]*[.$B$45]*[.B2])" office:value-type="float" office:value="0.086583321" calcext:value-type="float">
            <text:p>0,09</text:p>
          </table:table-cell>
          <table:table-cell office:value-type="float" office:value="225.7" calcext:value-type="float">
            <text:p>225,7</text:p>
          </table:table-cell>
          <table:table-cell table:formula="of:=([.J2]-[.F2])/[.J2]" office:value-type="float" office:value="0.778942213516161" calcext:value-type="float">
            <text:p>0,78</text:p>
          </table:table-cell>
          <table:table-cell table:formula="of:=IF([.F2]=0;0;[.$B$45]*[.$B2]+[.F2]*[.$B$46]+[.F2]*[.$B$45]*[.$B2])" office:value-type="float" office:value="2.2984030314" calcext:value-type="float">
            <text:p>2,30</text:p>
          </table:table-cell>
          <table:table-cell office:value-type="float" office:value="41" calcext:value-type="float">
            <text:p>41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I3]-[.C3])/[.I3]" office:value-type="float" office:value="1" calcext:value-type="float">
            <text:p>1,00</text:p>
          </table:table-cell>
          <table:table-cell table:formula="of:=IF([.C3]=0;0;[.$B$45]*[.$B3]+[.C3]*[.$B$46]+[.C3]*[.$B$45]*[.B3])" office:value-type="float" office:value="0" calcext:value-type="float">
            <text:p>0,00</text:p>
          </table:table-cell>
          <table:table-cell office:value-type="float" office:value="111" calcext:value-type="float">
            <text:p>111</text:p>
          </table:table-cell>
          <table:table-cell table:formula="of:=([.J3]-[.F3])/[.J3]" office:value-type="float" office:value="0.864634146341463" calcext:value-type="float">
            <text:p>0,86</text:p>
          </table:table-cell>
          <table:table-cell table:formula="of:=IF([.F3]=0;0;[.$B$45]*[.$B3]+[.F3]*[.$B$46]+[.F3]*[.$B$45]*[.$B3])" office:value-type="float" office:value="1.130374851" calcext:value-type="float">
            <text:p>1,13</text:p>
          </table:table-cell>
          <table:table-cell office:value-type="float" office:value="11" calcext:value-type="float">
            <text:p>11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3" calcext:value-type="float">
            <text:p>3</text:p>
          </table:table-cell>
          <table:table-cell office:value-type="float" office:value="7.8" calcext:value-type="float">
            <text:p>7,8</text:p>
          </table:table-cell>
          <table:table-cell table:formula="of:=([.I4]-[.C4])/[.I4]" office:value-type="float" office:value="0.763636363636364" calcext:value-type="float">
            <text:p>0,76</text:p>
          </table:table-cell>
          <table:table-cell table:formula="of:=IF([.C4]=0;0;[.$B$45]*[.$B4]+[.C4]*[.$B$46]+[.C4]*[.$B$45]*[.B4])" office:value-type="float" office:value="0.0794549886" calcext:value-type="float">
            <text:p>0,08</text:p>
          </table:table-cell>
          <table:table-cell office:value-type="float" office:value="319.9" calcext:value-type="float">
            <text:p>319,9</text:p>
          </table:table-cell>
          <table:table-cell table:formula="of:=([.J4]-[.F4])/[.J4]" office:value-type="float" office:value="0.683893280632411" calcext:value-type="float">
            <text:p>0,68</text:p>
          </table:table-cell>
          <table:table-cell table:formula="of:=IF([.F4]=0;0;[.$B$45]*[.$B4]+[.F4]*[.$B$46]+[.F4]*[.$B$45]*[.$B4])" office:value-type="float" office:value="3.2576729058" calcext:value-type="float">
            <text:p>3,26</text:p>
          </table:table-cell>
          <table:table-cell office:value-type="float" office:value="33" calcext:value-type="float">
            <text:p>3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I5]-[.C5])/[.I5]" office:value-type="float" office:value="1" calcext:value-type="float">
            <text:p>1,00</text:p>
          </table:table-cell>
          <table:table-cell table:formula="of:=IF([.C5]=0;0;[.$B$45]*[.$B5]+[.C5]*[.$B$46]+[.C5]*[.$B$45]*[.B5])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formula="of:=([.J5]-[.F5])/[.J5]" office:value-type="float" office:value="0.8" calcext:value-type="float">
            <text:p>0,80</text:p>
          </table:table-cell>
          <table:table-cell table:formula="of:=IF([.F5]=0;0;[.$B$45]*[.$B5]+[.F5]*[.$B$46]+[.F5]*[.$B$45]*[.$B5])" office:value-type="float" office:value="0.091591657" calcext:value-type="float">
            <text:p>0,0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,2</text:p>
          </table:table-cell>
          <table:table-cell table:formula="of:=([.I6]-[.C6])/[.I6]" office:value-type="float" office:value="0.725" calcext:value-type="float">
            <text:p>0,73</text:p>
          </table:table-cell>
          <table:table-cell table:formula="of:=IF([.C6]=0;0;[.$B$45]*[.$B6]+[.C6]*[.$B$46]+[.C6]*[.$B$45]*[.B6])" office:value-type="float" office:value="0.0224283294" calcext:value-type="float">
            <text:p>0,02</text:p>
          </table:table-cell>
          <table:table-cell office:value-type="float" office:value="26" calcext:value-type="float">
            <text:p>26</text:p>
          </table:table-cell>
          <table:table-cell table:formula="of:=([.J6]-[.F6])/[.J6]" office:value-type="float" office:value="0.820689655172414" calcext:value-type="float">
            <text:p>0,82</text:p>
          </table:table-cell>
          <table:table-cell table:formula="of:=IF([.F6]=0;0;[.$B$45]*[.$B6]+[.F6]*[.$B$46]+[.F6]*[.$B$45]*[.$B6])" office:value-type="float" office:value="0.264791631" calcext:value-type="float">
            <text:p>0,26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I7]-[.C7])/[.I7]" office:value-type="float" office:value="1" calcext:value-type="float">
            <text:p>1,00</text:p>
          </table:table-cell>
          <table:table-cell table:formula="of:=IF([.C7]=0;0;[.$B$45]*[.$B7]+[.C7]*[.$B$46]+[.C7]*[.$B$45]*[.B7])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formula="of:=([.J7]-[.F7])/[.J7]" office:value-type="float" office:value="0.971830985915493" calcext:value-type="float">
            <text:p>0,97</text:p>
          </table:table-cell>
          <table:table-cell table:formula="of:=IF([.F7]=0;0;[.$B$45]*[.$B7]+[.F7]*[.$B$46]+[.F7]*[.$B$45]*[.$B7])" office:value-type="float" office:value="0.040758327" calcext:value-type="float">
            <text:p>0,04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3" calcext:value-type="float">
            <text:p>3</text:p>
          </table:table-cell>
          <table:table-cell office:value-type="float" office:value="31.1" calcext:value-type="float">
            <text:p>31,1</text:p>
          </table:table-cell>
          <table:table-cell table:formula="of:=([.I8]-[.C8])/[.I8]" office:value-type="float" office:value="0.646590909090909" calcext:value-type="float">
            <text:p>0,65</text:p>
          </table:table-cell>
          <table:table-cell table:formula="of:=IF([.C8]=0;0;[.$B$45]*[.$B8]+[.C8]*[.$B$46]+[.C8]*[.$B$45]*[.B8])" office:value-type="float" office:value="0.3167266242" calcext:value-type="float">
            <text:p>0,32</text:p>
          </table:table-cell>
          <table:table-cell office:value-type="float" office:value="851.4" calcext:value-type="float">
            <text:p>851,4</text:p>
          </table:table-cell>
          <table:table-cell table:formula="of:=([.J8]-[.F8])/[.J8]" office:value-type="float" office:value="0.622773593265397" calcext:value-type="float">
            <text:p>0,62</text:p>
          </table:table-cell>
          <table:table-cell table:formula="of:=IF([.F8]=0;0;[.$B$45]*[.$B8]+[.F8]*[.$B$46]+[.F8]*[.$B$45]*[.$B8])" office:value-type="float" office:value="8.6701138638" calcext:value-type="float">
            <text:p>8,67</text:p>
          </table:table-cell>
          <table:table-cell office:value-type="float" office:value="88" calcext:value-type="float">
            <text:p>88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I9]-[.C9])/[.I9]" office:value-type="float" office:value="1" calcext:value-type="float">
            <text:p>1,00</text:p>
          </table:table-cell>
          <table:table-cell table:formula="of:=IF([.C9]=0;0;[.$B$45]*[.$B9]+[.C9]*[.$B$46]+[.C9]*[.$B$45]*[.B9])" office:value-type="float" office:value="0" calcext:value-type="float">
            <text:p>0,00</text:p>
          </table:table-cell>
          <table:table-cell office:value-type="float" office:value="67" calcext:value-type="float">
            <text:p>67</text:p>
          </table:table-cell>
          <table:table-cell table:formula="of:=([.J9]-[.F9])/[.J9]" office:value-type="float" office:value="0.851441241685144" calcext:value-type="float">
            <text:p>0,85</text:p>
          </table:table-cell>
          <table:table-cell table:formula="of:=IF([.F9]=0;0;[.$B$45]*[.$B9]+[.F9]*[.$B$46]+[.F9]*[.$B$45]*[.$B9])" office:value-type="float" office:value="0.681741599" calcext:value-type="float">
            <text:p>0,68</text:p>
          </table:table-cell>
          <table:table-cell office:value-type="float" office:value="15" calcext:value-type="float">
            <text:p>1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I10]-[.C10])/[.I10]" office:value-type="float" office:value="1" calcext:value-type="float">
            <text:p>1,00</text:p>
          </table:table-cell>
          <table:table-cell table:formula="of:=IF([.C10]=0;0;[.$B$45]*[.$B10]+[.C10]*[.$B$46]+[.C10]*[.$B$45]*[.B10])" office:value-type="float" office:value="0" calcext:value-type="float">
            <text:p>0,00</text:p>
          </table:table-cell>
          <table:table-cell office:value-type="float" office:value="50" calcext:value-type="float">
            <text:p>50</text:p>
          </table:table-cell>
          <table:table-cell table:formula="of:=([.J10]-[.F10])/[.J10]" office:value-type="float" office:value="0.735449735449736" calcext:value-type="float">
            <text:p>0,74</text:p>
          </table:table-cell>
          <table:table-cell table:formula="of:=IF([.F10]=0;0;[.$B$45]*[.$B10]+[.F10]*[.$B$46]+[.F10]*[.$B$45]*[.$B10])" office:value-type="float" office:value="0.508766616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I11]-[.C11])/[.I11]" office:value-type="float" office:value="1" calcext:value-type="float">
            <text:p>1,00</text:p>
          </table:table-cell>
          <table:table-cell table:formula="of:=IF([.C11]=0;0;[.$B$45]*[.$B11]+[.C11]*[.$B$46]+[.C11]*[.$B$45]*[.B11])"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formula="of:=([.J11]-[.F11])/[.J11]" office:value-type="float" office:value="0.914772727272727" calcext:value-type="float">
            <text:p>0,91</text:p>
          </table:table-cell>
          <table:table-cell table:formula="of:=IF([.F11]=0;0;[.$B$45]*[.$B11]+[.F11]*[.$B$46]+[.F11]*[.$B$45]*[.$B11])" office:value-type="float" office:value="0.152641651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7.6" calcext:value-type="float">
            <text:p>7,6</text:p>
          </table:table-cell>
          <table:table-cell table:formula="of:=([.I12]-[.C12])/[.I12]" office:value-type="float" office:value="0.683333333333333" calcext:value-type="float">
            <text:p>0,68</text:p>
          </table:table-cell>
          <table:table-cell table:formula="of:=IF([.C12]=0;0;[.$B$45]*[.$B12]+[.C12]*[.$B$46]+[.C12]*[.$B$45]*[.B12])" office:value-type="float" office:value="0.0774183222" calcext:value-type="float">
            <text:p>0,08</text:p>
          </table:table-cell>
          <table:table-cell office:value-type="float" office:value="284.5" calcext:value-type="float">
            <text:p>284,5</text:p>
          </table:table-cell>
          <table:table-cell table:formula="of:=([.J12]-[.F12])/[.J12]" office:value-type="float" office:value="0.73109640831758" calcext:value-type="float">
            <text:p>0,73</text:p>
          </table:table-cell>
          <table:table-cell table:formula="of:=IF([.F12]=0;0;[.$B$45]*[.$B12]+[.F12]*[.$B$46]+[.F12]*[.$B$45]*[.$B12])" office:value-type="float" office:value="2.897182953" calcext:value-type="float">
            <text:p>2,90</text:p>
          </table:table-cell>
          <table:table-cell office:value-type="float" office:value="24" calcext:value-type="float">
            <text:p>24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I13]-[.C13])/[.I13]" office:value-type="float" office:value="1" calcext:value-type="float">
            <text:p>1,00</text:p>
          </table:table-cell>
          <table:table-cell table:formula="of:=IF([.C13]=0;0;[.$B$45]*[.$B13]+[.C13]*[.$B$46]+[.C13]*[.$B$45]*[.B13])" office:value-type="float" office:value="0" calcext:value-type="float">
            <text:p>0,00</text:p>
          </table:table-cell>
          <table:table-cell office:value-type="float" office:value="50" calcext:value-type="float">
            <text:p>50</text:p>
          </table:table-cell>
          <table:table-cell table:formula="of:=([.J13]-[.F13])/[.J13]" office:value-type="float" office:value="0.948717948717949" calcext:value-type="float">
            <text:p>0,95</text:p>
          </table:table-cell>
          <table:table-cell table:formula="of:=IF([.F13]=0;0;[.$B$45]*[.$B13]+[.F13]*[.$B$46]+[.F13]*[.$B$45]*[.$B13])" office:value-type="float" office:value="0.509191599" calcext:value-type="float">
            <text:p>0,51</text:p>
          </table:table-cell>
          <table:table-cell office:value-type="float" office:value="36" calcext:value-type="float">
            <text:p>36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formula="of:=([.I14]-[.C14])/[.I14]" office:value-type="float" office:value="0.815384615384615" calcext:value-type="float">
            <text:p>0,82</text:p>
          </table:table-cell>
          <table:table-cell table:formula="of:=IF([.C14]=0;0;[.$B$45]*[.$B14]+[.C14]*[.$B$46]+[.C14]*[.$B$45]*[.B14])" office:value-type="float" office:value="0.0244649958" calcext:value-type="float">
            <text:p>0,02</text:p>
          </table:table-cell>
          <table:table-cell office:value-type="float" office:value="114.4" calcext:value-type="float">
            <text:p>114,4</text:p>
          </table:table-cell>
          <table:table-cell table:formula="of:=([.J14]-[.F14])/[.J14]" office:value-type="float" office:value="0.777864077669903" calcext:value-type="float">
            <text:p>0,78</text:p>
          </table:table-cell>
          <table:table-cell table:formula="of:=IF([.F14]=0;0;[.$B$45]*[.$B14]+[.F14]*[.$B$46]+[.F14]*[.$B$45]*[.$B14])" office:value-type="float" office:value="1.1649981798" calcext:value-type="float">
            <text:p>1,16</text:p>
          </table:table-cell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 table:formula="of:=([.I15]-[.C15])/[.I15]" office:value-type="float" office:value="0.912903225806452" calcext:value-type="float">
            <text:p>0,91</text:p>
          </table:table-cell>
          <table:table-cell table:formula="of:=IF([.C15]=0;0;[.$B$45]*[.$B15]+[.C15]*[.$B$46]+[.C15]*[.$B$45]*[.B15])" office:value-type="float" office:value="0.0275199954" calcext:value-type="float">
            <text:p>0,03</text:p>
          </table:table-cell>
          <table:table-cell office:value-type="float" office:value="284.7" calcext:value-type="float">
            <text:p>284,7</text:p>
          </table:table-cell>
          <table:table-cell table:formula="of:=([.J15]-[.F15])/[.J15]" office:value-type="float" office:value="0.895981001096091" calcext:value-type="float">
            <text:p>0,90</text:p>
          </table:table-cell>
          <table:table-cell table:formula="of:=IF([.F15]=0;0;[.$B$45]*[.$B15]+[.F15]*[.$B$46]+[.F15]*[.$B$45]*[.$B15])" office:value-type="float" office:value="2.8992196194" calcext:value-type="float">
            <text:p>2,90</text:p>
          </table:table-cell>
          <table:table-cell office:value-type="float" office:value="31" calcext:value-type="float">
            <text:p>31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I16]-[.C16])/[.I16]" office:value-type="float" office:value="1" calcext:value-type="float">
            <text:p>1,00</text:p>
          </table:table-cell>
          <table:table-cell table:formula="of:=IF([.C16]=0;0;[.$B$45]*[.$B16]+[.C16]*[.$B$46]+[.C16]*[.$B$45]*[.B16])"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formula="of:=([.J16]-[.F16])/[.J16]" office:value-type="float" office:value="0.914110429447853" calcext:value-type="float">
            <text:p>0,91</text:p>
          </table:table-cell>
          <table:table-cell table:formula="of:=IF([.F16]=0;0;[.$B$45]*[.$B16]+[.F16]*[.$B$46]+[.F16]*[.$B$45]*[.$B16])" office:value-type="float" office:value="0.142341657" calcext:value-type="float">
            <text:p>0,14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I17]-[.C17])/[.I17]" office:value-type="float" office:value="1" calcext:value-type="float">
            <text:p>1,00</text:p>
          </table:table-cell>
          <table:table-cell table:formula="of:=IF([.C17]=0;0;[.$B$45]*[.$B17]+[.C17]*[.$B$46]+[.C17]*[.$B$45]*[.B17])"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formula="of:=([.J17]-[.F17])/[.J17]" office:value-type="float" office:value="0.982185273159145" calcext:value-type="float">
            <text:p>0,98</text:p>
          </table:table-cell>
          <table:table-cell table:formula="of:=IF([.F17]=0;0;[.$B$45]*[.$B17]+[.F17]*[.$B$46]+[.F17]*[.$B$45]*[.$B17])" office:value-type="float" office:value="0.152774979" calcext:value-type="float">
            <text:p>0,15</text:p>
          </table:table-cell>
          <table:table-cell office:value-type="float" office:value="33" calcext:value-type="float">
            <text:p>3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I18]-[.C18])/[.I18]" office:value-type="float" office:value="1" calcext:value-type="float">
            <text:p>1,00</text:p>
          </table:table-cell>
          <table:table-cell table:formula="of:=IF([.C18]=0;0;[.$B$45]*[.$B18]+[.C18]*[.$B$46]+[.C18]*[.$B$45]*[.B18])" office:value-type="float" office:value="0" calcext:value-type="float">
            <text:p>0,00</text:p>
          </table:table-cell>
          <table:table-cell office:value-type="float" office:value="43" calcext:value-type="float">
            <text:p>43</text:p>
          </table:table-cell>
          <table:table-cell table:formula="of:=([.J18]-[.F18])/[.J18]" office:value-type="float" office:value="0.955161626694474" calcext:value-type="float">
            <text:p>0,96</text:p>
          </table:table-cell>
          <table:table-cell table:formula="of:=IF([.F18]=0;0;[.$B$45]*[.$B18]+[.F18]*[.$B$46]+[.F18]*[.$B$45]*[.$B18])" office:value-type="float" office:value="0.437908275" calcext:value-type="float">
            <text:p>0,44</text:p>
          </table:table-cell>
          <table:table-cell office:value-type="float" office:value="23" calcext:value-type="float">
            <text:p>23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I19]-[.C19])/[.I19]" office:value-type="float" office:value="1" calcext:value-type="float">
            <text:p>1,00</text:p>
          </table:table-cell>
          <table:table-cell table:formula="of:=IF([.C19]=0;0;[.$B$45]*[.$B19]+[.C19]*[.$B$46]+[.C19]*[.$B$45]*[.B19])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formula="of:=([.J19]-[.F19])/[.J19]" office:value-type="float" office:value="0.949640287769784" calcext:value-type="float">
            <text:p>0,95</text:p>
          </table:table-cell>
          <table:table-cell table:formula="of:=IF([.F19]=0;0;[.$B$45]*[.$B19]+[.F19]*[.$B$46]+[.F19]*[.$B$45]*[.$B19])" office:value-type="float" office:value="0.071241659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I20]-[.C20])/[.I20]" office:value-type="float" office:value="1" calcext:value-type="float">
            <text:p>1,00</text:p>
          </table:table-cell>
          <table:table-cell table:formula="of:=IF([.C20]=0;0;[.$B$45]*[.$B20]+[.C20]*[.$B$46]+[.C20]*[.$B$45]*[.B20])" office:value-type="float" office:value="0" calcext:value-type="float">
            <text:p>0,00</text:p>
          </table:table-cell>
          <table:table-cell office:value-type="float" office:value="64" calcext:value-type="float">
            <text:p>64</text:p>
          </table:table-cell>
          <table:table-cell table:formula="of:=([.J20]-[.F20])/[.J20]" office:value-type="float" office:value="0.779310344827586" calcext:value-type="float">
            <text:p>0,78</text:p>
          </table:table-cell>
          <table:table-cell table:formula="of:=IF([.F20]=0;0;[.$B$45]*[.$B20]+[.F20]*[.$B$46]+[.F20]*[.$B$45]*[.$B20])" office:value-type="float" office:value="0.651758247" calcext:value-type="float">
            <text:p>0,65</text:p>
          </table:table-cell>
          <table:table-cell office:value-type="float" office:value="7" calcext:value-type="float">
            <text:p>7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3" calcext:value-type="float">
            <text:p>3</text:p>
          </table:table-cell>
          <table:table-cell office:value-type="float" office:value="35.7" calcext:value-type="float">
            <text:p>35,7</text:p>
          </table:table-cell>
          <table:table-cell table:formula="of:=([.I21]-[.C21])/[.I21]" office:value-type="float" office:value="0.72109375" calcext:value-type="float">
            <text:p>0,72</text:p>
          </table:table-cell>
          <table:table-cell table:formula="of:=IF([.C21]=0;0;[.$B$45]*[.$B21]+[.C21]*[.$B$46]+[.C21]*[.$B$45]*[.B21])" office:value-type="float" office:value="0.3635699514" calcext:value-type="float">
            <text:p>0,36</text:p>
          </table:table-cell>
          <table:table-cell office:value-type="float" office:value="1807.4" calcext:value-type="float">
            <text:p>1807,4</text:p>
          </table:table-cell>
          <table:table-cell table:formula="of:=([.J21]-[.F21])/[.J21]" office:value-type="float" office:value="0.663676963155936" calcext:value-type="float">
            <text:p>0,66</text:p>
          </table:table-cell>
          <table:table-cell table:formula="of:=IF([.F21]=0;0;[.$B$45]*[.$B21]+[.F21]*[.$B$46]+[.F21]*[.$B$45]*[.$B21])" office:value-type="float" office:value="18.4053792558" calcext:value-type="float">
            <text:p>18,41</text:p>
          </table:table-cell>
          <table:table-cell office:value-type="float" office:value="128" calcext:value-type="float">
            <text:p>128</text:p>
          </table:table-cell>
          <table:table-cell office:value-type="float" office:value="5374" calcext:value-type="float">
            <text:p>5374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I22]-[.C22])/[.I22]" office:value-type="float" office:value="1" calcext:value-type="float">
            <text:p>1,00</text:p>
          </table:table-cell>
          <table:table-cell table:formula="of:=IF([.C22]=0;0;[.$B$45]*[.$B22]+[.C22]*[.$B$46]+[.C22]*[.$B$45]*[.B22])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formula="of:=([.J22]-[.F22])/[.J22]" office:value-type="float" office:value="0.961538461538462" calcext:value-type="float">
            <text:p>0,96</text:p>
          </table:table-cell>
          <table:table-cell table:formula="of:=IF([.F22]=0;0;[.$B$45]*[.$B22]+[.F22]*[.$B$46]+[.F22]*[.$B$45]*[.$B22])" office:value-type="float" office:value="0.101858319" calcext:value-type="float">
            <text:p>0,10</text:p>
          </table:table-cell>
          <table:table-cell office:value-type="float" office:value="9" calcext:value-type="float">
            <text:p>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I23]-[.C23])/[.I23]" office:value-type="float" office:value="1" calcext:value-type="float">
            <text:p>1,00</text:p>
          </table:table-cell>
          <table:table-cell table:formula="of:=IF([.C23]=0;0;[.$B$45]*[.$B23]+[.C23]*[.$B$46]+[.C23]*[.$B$45]*[.B23])"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formula="of:=([.J23]-[.F23])/[.J23]" office:value-type="float" office:value="0.981191222570533" calcext:value-type="float">
            <text:p>0,98</text:p>
          </table:table-cell>
          <table:table-cell table:formula="of:=IF([.F23]=0;0;[.$B$45]*[.$B23]+[.F23]*[.$B$46]+[.F23]*[.$B$45]*[.$B23])" office:value-type="float" office:value="0.122224983" calcext:value-type="float">
            <text:p>0,12</text:p>
          </table:table-cell>
          <table:table-cell office:value-type="float" office:value="24" calcext:value-type="float">
            <text:p>24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3" calcext:value-type="float">
            <text:p>3</text:p>
          </table:table-cell>
          <table:table-cell office:value-type="float" office:value="31.7" calcext:value-type="float">
            <text:p>31,7</text:p>
          </table:table-cell>
          <table:table-cell table:formula="of:=([.I24]-[.C24])/[.I24]" office:value-type="float" office:value="0.84384236453202" calcext:value-type="float">
            <text:p>0,84</text:p>
          </table:table-cell>
          <table:table-cell table:formula="of:=IF([.C24]=0;0;[.$B$45]*[.$B24]+[.C24]*[.$B$46]+[.C24]*[.$B$45]*[.B24])" office:value-type="float" office:value="0.3228366234" calcext:value-type="float">
            <text:p>0,32</text:p>
          </table:table-cell>
          <table:table-cell office:value-type="float" office:value="530.7" calcext:value-type="float">
            <text:p>530,7</text:p>
          </table:table-cell>
          <table:table-cell table:formula="of:=([.J24]-[.F24])/[.J24]" office:value-type="float" office:value="0.860231761917303" calcext:value-type="float">
            <text:p>0,86</text:p>
          </table:table-cell>
          <table:table-cell table:formula="of:=IF([.F24]=0;0;[.$B$45]*[.$B24]+[.F24]*[.$B$46]+[.F24]*[.$B$45]*[.$B24])" office:value-type="float" office:value="5.4043192914" calcext:value-type="float">
            <text:p>5,40</text:p>
          </table:table-cell>
          <table:table-cell office:value-type="float" office:value="203" calcext:value-type="float">
            <text:p>203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3" calcext:value-type="float">
            <text:p>3</text:p>
          </table:table-cell>
          <table:table-cell office:value-type="float" office:value="23.5" calcext:value-type="float">
            <text:p>23,5</text:p>
          </table:table-cell>
          <table:table-cell table:formula="of:=([.I25]-[.C25])/[.I25]" office:value-type="float" office:value="0.884803921568627" calcext:value-type="float">
            <text:p>0,88</text:p>
          </table:table-cell>
          <table:table-cell table:formula="of:=IF([.C25]=0;0;[.$B$45]*[.$B25]+[.C25]*[.$B$46]+[.C25]*[.$B$45]*[.B25])" office:value-type="float" office:value="0.239333301" calcext:value-type="float">
            <text:p>0,24</text:p>
          </table:table-cell>
          <table:table-cell office:value-type="float" office:value="362.9" calcext:value-type="float">
            <text:p>362,9</text:p>
          </table:table-cell>
          <table:table-cell table:formula="of:=([.J25]-[.F25])/[.J25]" office:value-type="float" office:value="0.910527613412229" calcext:value-type="float">
            <text:p>0,91</text:p>
          </table:table-cell>
          <table:table-cell table:formula="of:=IF([.F25]=0;0;[.$B$45]*[.$B25]+[.F25]*[.$B$46]+[.F25]*[.$B$45]*[.$B25])" office:value-type="float" office:value="3.6955561818" calcext:value-type="float">
            <text:p>3,70</text:p>
          </table:table-cell>
          <table:table-cell office:value-type="float" office:value="204" calcext:value-type="float">
            <text:p>204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3" calcext:value-type="float">
            <text:p>3</text:p>
          </table:table-cell>
          <table:table-cell office:value-type="float" office:value="17.8" calcext:value-type="float">
            <text:p>17,8</text:p>
          </table:table-cell>
          <table:table-cell table:formula="of:=([.I26]-[.C26])/[.I26]" office:value-type="float" office:value="0.621276595744681" calcext:value-type="float">
            <text:p>0,62</text:p>
          </table:table-cell>
          <table:table-cell table:formula="of:=IF([.C26]=0;0;[.$B$45]*[.$B26]+[.C26]*[.$B$46]+[.C26]*[.$B$45]*[.B26])" office:value-type="float" office:value="0.1812883086" calcext:value-type="float">
            <text:p>0,18</text:p>
          </table:table-cell>
          <table:table-cell office:value-type="float" office:value="138.8" calcext:value-type="float">
            <text:p>138,8</text:p>
          </table:table-cell>
          <table:table-cell table:formula="of:=([.J26]-[.F26])/[.J26]" office:value-type="float" office:value="0.677958236658933" calcext:value-type="float">
            <text:p>0,68</text:p>
          </table:table-cell>
          <table:table-cell table:formula="of:=IF([.F26]=0;0;[.$B$45]*[.$B26]+[.F26]*[.$B$46]+[.F26]*[.$B$45]*[.$B26])" office:value-type="float" office:value="1.4134714806" calcext:value-type="float">
            <text:p>1,41</text:p>
          </table:table-cell>
          <table:table-cell office:value-type="float" office:value="47" calcext:value-type="float">
            <text:p>47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I27]-[.C27])/[.I27]" office:value-type="float" office:value="0.954545454545455" calcext:value-type="float">
            <text:p>0,95</text:p>
          </table:table-cell>
          <table:table-cell table:formula="of:=IF([.C27]=0;0;[.$B$45]*[.$B27]+[.C27]*[.$B$46]+[.C27]*[.$B$45]*[.B27])" office:value-type="float" office:value="0.010208331" calcext:value-type="float">
            <text:p>0,01</text:p>
          </table:table-cell>
          <table:table-cell office:value-type="float" office:value="74.9" calcext:value-type="float">
            <text:p>74,9</text:p>
          </table:table-cell>
          <table:table-cell table:formula="of:=([.J27]-[.F27])/[.J27]" office:value-type="float" office:value="0.921979166666667" calcext:value-type="float">
            <text:p>0,92</text:p>
          </table:table-cell>
          <table:table-cell table:formula="of:=IF([.F27]=0;0;[.$B$45]*[.$B27]+[.F27]*[.$B$46]+[.F27]*[.$B$45]*[.$B27])" office:value-type="float" office:value="0.7627565658" calcext:value-type="float">
            <text:p>0,76</text:p>
          </table:table-cell>
          <table:table-cell office:value-type="float" office:value="22" calcext:value-type="float">
            <text:p>22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I28]-[.C28])/[.I28]" office:value-type="float" office:value="1" calcext:value-type="float">
            <text:p>1,00</text:p>
          </table:table-cell>
          <table:table-cell table:formula="of:=IF([.C28]=0;0;[.$B$45]*[.$B28]+[.C28]*[.$B$46]+[.C28]*[.$B$45]*[.B28])"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formula="of:=([.J28]-[.F28])/[.J28]" office:value-type="float" office:value="0.957528957528958" calcext:value-type="float">
            <text:p>0,96</text:p>
          </table:table-cell>
          <table:table-cell table:formula="of:=IF([.F28]=0;0;[.$B$45]*[.$B28]+[.F28]*[.$B$46]+[.F28]*[.$B$45]*[.$B28])" office:value-type="float" office:value="0.224058303" calcext:value-type="float">
            <text:p>0,22</text:p>
          </table:table-cell>
          <table:table-cell office:value-type="float" office:value="14" calcext:value-type="float">
            <text:p>14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3" calcext:value-type="float">
            <text:p>3</text:p>
          </table:table-cell>
          <table:table-cell office:value-type="float" office:value="79.7" calcext:value-type="float">
            <text:p>79,7</text:p>
          </table:table-cell>
          <table:table-cell table:formula="of:=([.I29]-[.C29])/[.I29]" office:value-type="float" office:value="0.688671875" calcext:value-type="float">
            <text:p>0,69</text:p>
          </table:table-cell>
          <table:table-cell table:formula="of:=IF([.C29]=0;0;[.$B$45]*[.$B29]+[.C29]*[.$B$46]+[.C29]*[.$B$45]*[.B29])" office:value-type="float" office:value="0.8116365594" calcext:value-type="float">
            <text:p>0,81</text:p>
          </table:table-cell>
          <table:table-cell office:value-type="float" office:value="4867.8" calcext:value-type="float">
            <text:p>4867,8</text:p>
          </table:table-cell>
          <table:table-cell table:formula="of:=([.J29]-[.F29])/[.J29]" office:value-type="float" office:value="0.54228490832158" calcext:value-type="float">
            <text:p>0,54</text:p>
          </table:table-cell>
          <table:table-cell table:formula="of:=IF([.F29]=0;0;[.$B$45]*[.$B29]+[.F29]*[.$B$46]+[.F29]*[.$B$45]*[.$B29])" office:value-type="float" office:value="49.5704485086" calcext:value-type="float">
            <text:p>49,57</text:p>
          </table:table-cell>
          <table:table-cell office:value-type="float" office:value="256" calcext:value-type="float">
            <text:p>256</text:p>
          </table:table-cell>
          <table:table-cell office:value-type="float" office:value="10635" calcext:value-type="float">
            <text:p>10635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3" calcext:value-type="float">
            <text:p>3</text:p>
          </table:table-cell>
          <table:table-cell office:value-type="float" office:value="11.6" calcext:value-type="float">
            <text:p>11,6</text:p>
          </table:table-cell>
          <table:table-cell table:formula="of:=([.I30]-[.C30])/[.I30]" office:value-type="float" office:value="0.912121212121212" calcext:value-type="float">
            <text:p>0,91</text:p>
          </table:table-cell>
          <table:table-cell table:formula="of:=IF([.C30]=0;0;[.$B$45]*[.$B30]+[.C30]*[.$B$46]+[.C30]*[.$B$45]*[.B30])" office:value-type="float" office:value="0.1181516502" calcext:value-type="float">
            <text:p>0,12</text:p>
          </table:table-cell>
          <table:table-cell office:value-type="float" office:value="262" calcext:value-type="float">
            <text:p>262</text:p>
          </table:table-cell>
          <table:table-cell table:formula="of:=([.J30]-[.F30])/[.J30]" office:value-type="float" office:value="0.862322648449816" calcext:value-type="float">
            <text:p>0,86</text:p>
          </table:table-cell>
          <table:table-cell table:formula="of:=IF([.F30]=0;0;[.$B$45]*[.$B30]+[.F30]*[.$B$46]+[.F30]*[.$B$45]*[.$B30])" office:value-type="float" office:value="2.668057983" calcext:value-type="float">
            <text:p>2,67</text:p>
          </table:table-cell>
          <table:table-cell office:value-type="float" office:value="132" calcext:value-type="float">
            <text:p>132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([.I31]-[.C31])/[.I31]" office:value-type="float" office:value="0.820512820512821" calcext:value-type="float">
            <text:p>0,82</text:p>
          </table:table-cell>
          <table:table-cell table:formula="of:=IF([.C31]=0;0;[.$B$45]*[.$B31]+[.C31]*[.$B$46]+[.C31]*[.$B$45]*[.B31])" office:value-type="float" office:value="0.213874971" calcext:value-type="float">
            <text:p>0,21</text:p>
          </table:table-cell>
          <table:table-cell office:value-type="float" office:value="506.1" calcext:value-type="float">
            <text:p>506,1</text:p>
          </table:table-cell>
          <table:table-cell table:formula="of:=([.J31]-[.F31])/[.J31]" office:value-type="float" office:value="0.770995475113122" calcext:value-type="float">
            <text:p>0,77</text:p>
          </table:table-cell>
          <table:table-cell table:formula="of:=IF([.F31]=0;0;[.$B$45]*[.$B31]+[.F31]*[.$B$46]+[.F31]*[.$B$45]*[.$B31])" office:value-type="float" office:value="5.1538093242" calcext:value-type="float">
            <text:p>5,15</text:p>
          </table:table-cell>
          <table:table-cell office:value-type="float" office:value="117" calcext:value-type="float">
            <text:p>117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3" calcext:value-type="float">
            <text:p>3</text:p>
          </table:table-cell>
          <table:table-cell office:value-type="float" office:value="8.7" calcext:value-type="float">
            <text:p>8,7</text:p>
          </table:table-cell>
          <table:table-cell table:formula="of:=([.I32]-[.C32])/[.I32]" office:value-type="float" office:value="0.7825" calcext:value-type="float">
            <text:p>0,78</text:p>
          </table:table-cell>
          <table:table-cell table:formula="of:=IF([.C32]=0;0;[.$B$45]*[.$B32]+[.C32]*[.$B$46]+[.C32]*[.$B$45]*[.B32])" office:value-type="float" office:value="0.0886199874" calcext:value-type="float">
            <text:p>0,09</text:p>
          </table:table-cell>
          <table:table-cell office:value-type="float" office:value="85.5" calcext:value-type="float">
            <text:p>85,5</text:p>
          </table:table-cell>
          <table:table-cell table:formula="of:=([.J32]-[.F32])/[.J32]" office:value-type="float" office:value="0.790441176470588" calcext:value-type="float">
            <text:p>0,79</text:p>
          </table:table-cell>
          <table:table-cell table:formula="of:=IF([.F32]=0;0;[.$B$45]*[.$B32]+[.F32]*[.$B$46]+[.F32]*[.$B$45]*[.$B32])" office:value-type="float" office:value="0.870699885" calcext:value-type="float">
            <text:p>0,87</text:p>
          </table:table-cell>
          <table:table-cell office:value-type="float" office:value="40" calcext:value-type="float">
            <text:p>40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I33]-[.C33])/[.I33]" office:value-type="float" office:value="1" calcext:value-type="float">
            <text:p>1,00</text:p>
          </table:table-cell>
          <table:table-cell table:formula="of:=IF([.C33]=0;0;[.$B$45]*[.$B33]+[.C33]*[.$B$46]+[.C33]*[.$B$45]*[.B33])" office:value-type="float" office:value="0" calcext:value-type="float">
            <text:p>0,00</text:p>
          </table:table-cell>
          <table:table-cell office:value-type="float" office:value="56" calcext:value-type="float">
            <text:p>56</text:p>
          </table:table-cell>
          <table:table-cell table:formula="of:=([.J33]-[.F33])/[.J33]" office:value-type="float" office:value="0.926988265971317" calcext:value-type="float">
            <text:p>0,93</text:p>
          </table:table-cell>
          <table:table-cell table:formula="of:=IF([.F33]=0;0;[.$B$45]*[.$B33]+[.F33]*[.$B$46]+[.F33]*[.$B$45]*[.$B33])" office:value-type="float" office:value="0.56981661" calcext:value-type="float">
            <text:p>0,57</text:p>
          </table:table-cell>
          <table:table-cell office:value-type="float" office:value="15" calcext:value-type="float">
            <text:p>1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I34]-[.C34])/[.I34]" office:value-type="float" office:value="1" calcext:value-type="float">
            <text:p>1,00</text:p>
          </table:table-cell>
          <table:table-cell table:formula="of:=IF([.C34]=0;0;[.$B$45]*[.$B34]+[.C34]*[.$B$46]+[.C34]*[.$B$45]*[.B34])"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formula="of:=([.J34]-[.F34])/[.J34]" office:value-type="float" office:value="0.904761904761905" calcext:value-type="float">
            <text:p>0,90</text:p>
          </table:table-cell>
          <table:table-cell table:formula="of:=IF([.F34]=0;0;[.$B$45]*[.$B34]+[.F34]*[.$B$46]+[.F34]*[.$B$45]*[.$B34])" office:value-type="float" office:value="0.142591647" calcext:value-type="float">
            <text:p>0,14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3" calcext:value-type="float">
            <text:p>3</text:p>
          </table:table-cell>
          <table:table-cell office:value-type="float" office:value="23.3" calcext:value-type="float">
            <text:p>23,3</text:p>
          </table:table-cell>
          <table:table-cell table:formula="of:=([.I35]-[.C35])/[.I35]" office:value-type="float" office:value="0.445238095238095" calcext:value-type="float">
            <text:p>0,45</text:p>
          </table:table-cell>
          <table:table-cell table:formula="of:=IF([.C35]=0;0;[.$B$45]*[.$B35]+[.C35]*[.$B$46]+[.C35]*[.$B$45]*[.B35])" office:value-type="float" office:value="0.2372966346" calcext:value-type="float">
            <text:p>0,24</text:p>
          </table:table-cell>
          <table:table-cell office:value-type="float" office:value="1165.1" calcext:value-type="float">
            <text:p>1165,1</text:p>
          </table:table-cell>
          <table:table-cell table:formula="of:=([.J35]-[.F35])/[.J35]" office:value-type="float" office:value="0.407073791348601" calcext:value-type="float">
            <text:p>0,41</text:p>
          </table:table-cell>
          <table:table-cell table:formula="of:=IF([.F35]=0;0;[.$B$45]*[.$B35]+[.F35]*[.$B$46]+[.F35]*[.$B$45]*[.$B35])" office:value-type="float" office:value="11.8646251122" calcext:value-type="float">
            <text:p>11,86</text:p>
          </table:table-cell>
          <table:table-cell office:value-type="float" office:value="42" calcext:value-type="float">
            <text:p>4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table:formula="of:=([.I36]-[.C36])/[.I36]" office:value-type="float" office:value="0.946666666666667" calcext:value-type="float">
            <text:p>0,95</text:p>
          </table:table-cell>
          <table:table-cell table:formula="of:=IF([.C36]=0;0;[.$B$45]*[.$B36]+[.C36]*[.$B$46]+[.C36]*[.$B$45]*[.B36])" office:value-type="float" office:value="0.0081716646" calcext:value-type="float">
            <text:p>0,01</text:p>
          </table:table-cell>
          <table:table-cell office:value-type="float" office:value="54.3" calcext:value-type="float">
            <text:p>54,3</text:p>
          </table:table-cell>
          <table:table-cell table:formula="of:=([.J36]-[.F36])/[.J36]" office:value-type="float" office:value="0.904401408450704" calcext:value-type="float">
            <text:p>0,90</text:p>
          </table:table-cell>
          <table:table-cell table:formula="of:=IF([.F36]=0;0;[.$B$45]*[.$B36]+[.F36]*[.$B$46]+[.F36]*[.$B$45]*[.$B36])" office:value-type="float" office:value="0.5529799266" calcext:value-type="float">
            <text:p>0,55</text:p>
          </table:table-cell>
          <table:table-cell office:value-type="float" office:value="15" calcext:value-type="float">
            <text:p>15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3" calcext:value-type="float">
            <text:p>3</text:p>
          </table:table-cell>
          <table:table-cell office:value-type="float" office:value="40.5" calcext:value-type="float">
            <text:p>40,5</text:p>
          </table:table-cell>
          <table:table-cell table:formula="of:=([.I37]-[.C37])/[.I37]" office:value-type="float" office:value="0.678571428571429" calcext:value-type="float">
            <text:p>0,68</text:p>
          </table:table-cell>
          <table:table-cell table:formula="of:=IF([.C37]=0;0;[.$B$45]*[.$B37]+[.C37]*[.$B$46]+[.C37]*[.$B$45]*[.B37])" office:value-type="float" office:value="0.412449945" calcext:value-type="float">
            <text:p>0,41</text:p>
          </table:table-cell>
          <table:table-cell office:value-type="float" office:value="1717" calcext:value-type="float">
            <text:p>1717</text:p>
          </table:table-cell>
          <table:table-cell table:formula="of:=([.J37]-[.F37])/[.J37]" office:value-type="float" office:value="0.726983622197488" calcext:value-type="float">
            <text:p>0,73</text:p>
          </table:table-cell>
          <table:table-cell table:formula="of:=IF([.F37]=0;0;[.$B$45]*[.$B37]+[.F37]*[.$B$46]+[.F37]*[.$B$45]*[.$B37])" office:value-type="float" office:value="17.484806043" calcext:value-type="float">
            <text:p>17,48</text:p>
          </table:table-cell>
          <table:table-cell office:value-type="float" office:value="126" calcext:value-type="float">
            <text:p>126</text:p>
          </table:table-cell>
          <table:table-cell office:value-type="float" office:value="6289" calcext:value-type="float">
            <text:p>6289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I38]-[.C38])/[.I38]" office:value-type="float" office:value="1" calcext:value-type="float">
            <text:p>1,00</text:p>
          </table:table-cell>
          <table:table-cell table:formula="of:=IF([.C38]=0;0;[.$B$45]*[.$B38]+[.C38]*[.$B$46]+[.C38]*[.$B$45]*[.B38])" office:value-type="float" office:value="0" calcext:value-type="float">
            <text:p>0,00</text:p>
          </table:table-cell>
          <table:table-cell office:value-type="float" office:value="61" calcext:value-type="float">
            <text:p>61</text:p>
          </table:table-cell>
          <table:table-cell table:formula="of:=([.J38]-[.F38])/[.J38]" office:value-type="float" office:value="0.894827586206897" calcext:value-type="float">
            <text:p>0,89</text:p>
          </table:table-cell>
          <table:table-cell table:formula="of:=IF([.F38]=0;0;[.$B$45]*[.$B38]+[.F38]*[.$B$46]+[.F38]*[.$B$45]*[.$B38])" office:value-type="float" office:value="0.621208251" calcext:value-type="float">
            <text:p>0,62</text:p>
          </table:table-cell>
          <table:table-cell office:value-type="float" office:value="14" calcext:value-type="float">
            <text:p>14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I39]-[.C39])/[.I39]" office:value-type="float" office:value="1" calcext:value-type="float">
            <text:p>1,00</text:p>
          </table:table-cell>
          <table:table-cell table:formula="of:=IF([.C39]=0;0;[.$B$45]*[.$B39]+[.C39]*[.$B$46]+[.C39]*[.$B$45]*[.B39])" office:value-type="float" office:value="0" calcext:value-type="float">
            <text:p>0,00</text:p>
          </table:table-cell>
          <table:table-cell office:value-type="float" office:value="71" calcext:value-type="float">
            <text:p>71</text:p>
          </table:table-cell>
          <table:table-cell table:formula="of:=([.J39]-[.F39])/[.J39]" office:value-type="float" office:value="0.677272727272727" calcext:value-type="float">
            <text:p>0,68</text:p>
          </table:table-cell>
          <table:table-cell table:formula="of:=IF([.F39]=0;0;[.$B$45]*[.$B39]+[.F39]*[.$B$46]+[.F39]*[.$B$45]*[.$B39])" office:value-type="float" office:value="0.722441595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3" calcext:value-type="float">
            <text:p>3</text:p>
          </table:table-cell>
          <table:table-cell office:value-type="float" office:value="24.2" calcext:value-type="float">
            <text:p>24,2</text:p>
          </table:table-cell>
          <table:table-cell table:formula="of:=([.I40]-[.C40])/[.I40]" office:value-type="float" office:value="0.750515463917526" calcext:value-type="float">
            <text:p>0,75</text:p>
          </table:table-cell>
          <table:table-cell table:formula="of:=IF([.C40]=0;0;[.$B$45]*[.$B40]+[.C40]*[.$B$46]+[.C40]*[.$B$45]*[.B40])" office:value-type="float" office:value="0.2464616334" calcext:value-type="float">
            <text:p>0,25</text:p>
          </table:table-cell>
          <table:table-cell office:value-type="float" office:value="1185" calcext:value-type="float">
            <text:p>1185</text:p>
          </table:table-cell>
          <table:table-cell table:formula="of:=([.J40]-[.F40])/[.J40]" office:value-type="float" office:value="0.737367021276596" calcext:value-type="float">
            <text:p>0,74</text:p>
          </table:table-cell>
          <table:table-cell table:formula="of:=IF([.F40]=0;0;[.$B$45]*[.$B40]+[.F40]*[.$B$46]+[.F40]*[.$B$45]*[.$B40])" office:value-type="float" office:value="12.067273419" calcext:value-type="float">
            <text:p>12,07</text:p>
          </table:table-cell>
          <table:table-cell office:value-type="float" office:value="97" calcext:value-type="float">
            <text:p>97</text:p>
          </table:table-cell>
          <table:table-cell office:value-type="float" office:value="4512" calcext:value-type="float">
            <text:p>45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0])" office:value-type="float" office:value="108" calcext:value-type="float">
            <text:p>108</text:p>
          </table:table-cell>
          <table:table-cell table:formula="of:=SUM([.C2:.C40])" office:value-type="float" office:value="381.8" calcext:value-type="float">
            <text:p>381,8</text:p>
          </table:table-cell>
          <table:table-cell table:formula="of:=([.I41]-[.C41])/[.I41]" office:value-type="float" office:value="0.800730688935282" calcext:value-type="float">
            <text:p>0,80</text:p>
          </table:table-cell>
          <table:table-cell table:formula="of:=IF([.C41]=0;0;[.$B$45]*[.$B41]+[.C41]*[.$B$46]+[.C41]*[.$B$45]*[.B41])" office:value-type="float" office:value="4.2229577586" calcext:value-type="float">
            <text:p>4,22</text:p>
          </table:table-cell>
          <table:table-cell table:formula="of:=SUM([.F2:.F40])" office:value-type="float" office:value="15559.1" calcext:value-type="float">
            <text:p>15559,1</text:p>
          </table:table-cell>
          <table:table-cell table:formula="of:=([.J41]-[.F41])/[.J41]" office:value-type="float" office:value="0.741431515272377" calcext:value-type="float">
            <text:p>0,74</text:p>
          </table:table-cell>
          <table:table-cell table:formula="of:=IF([.F41]=0;0;[.$B$45]*[.$B41]+[.F41]*[.$B$46]+[.F41]*[.$B$45]*[.$B41])" office:value-type="float" office:value="172.0580488167" calcext:value-type="float">
            <text:p>172,06</text:p>
          </table:table-cell>
          <table:table-cell table:formula="of:=SUM([.I2:.I40])" office:value-type="float" office:value="1916" calcext:value-type="float">
            <text:p>1916</text:p>
          </table:table-cell>
          <table:table-cell table:formula="of:=SUM([.J2:.J40])" office:value-type="float" office:value="60174" calcext:value-type="float">
            <text:p>6017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6" table:formula="of:=AVERAGE([.B2:.B40])" office:value-type="float" office:value="2.76923076923077" calcext:value-type="float">
            <text:p>2,8</text:p>
          </table:table-cell>
          <table:table-cell table:style-name="ce6" table:formula="of:=AVERAGE([.C2:.C40])" office:value-type="float" office:value="9.78974358974359" calcext:value-type="float">
            <text:p>9,8</text:p>
          </table:table-cell>
          <table:table-cell table:style-name="ce6" table:formula="of:=AVERAGE([.D2:.D40])" office:value-type="float" office:value="0.881792077499986" calcext:value-type="float">
            <text:p>0,9</text:p>
          </table:table-cell>
          <table:table-cell table:formula="of:=AVERAGE([.E2:.E40])" office:value-type="float" office:value="0.0997050291692308" calcext:value-type="float">
            <text:p>0,10</text:p>
          </table:table-cell>
          <table:table-cell table:style-name="ce6" table:formula="of:=AVERAGE([.F2:.F40])" office:value-type="float" office:value="398.951282051282" calcext:value-type="float">
            <text:p>399,0</text:p>
          </table:table-cell>
          <table:table-cell table:style-name="ce6" table:formula="of:=AVERAGE([.G2:.G40])" office:value-type="float" office:value="0.822021740929274" calcext:value-type="float">
            <text:p>0,8</text:p>
          </table:table-cell>
          <table:table-cell table:formula="of:=AVERAGE([.H2:.H40])" office:value-type="float" office:value="4.06261169195385" calcext:value-type="float">
            <text:p>4,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table:style-name="ce6" table:formula="of:=STDEV([.B2:.B40])" office:value-type="float" office:value="0.484580038554192" calcext:value-type="float">
            <text:p>0,5</text:p>
          </table:table-cell>
          <table:table-cell table:style-name="ce6" table:formula="of:=STDEV([.C2:.C40])" office:value-type="float" office:value="16.5119222457082" calcext:value-type="float">
            <text:p>16,5</text:p>
          </table:table-cell>
          <table:table-cell table:style-name="ce6" table:formula="of:=STDEV([.D2:.D40])" office:value-type="float" office:value="0.146686347525454" calcext:value-type="float">
            <text:p>0,1</text:p>
          </table:table-cell>
          <table:table-cell table:formula="of:=STDEV([.E2:.E40])" office:value-type="float" office:value="0.1681537973204" calcext:value-type="float">
            <text:p>0,17</text:p>
          </table:table-cell>
          <table:table-cell table:style-name="ce6" table:formula="of:=STDEV([.F2:.F40])" office:value-type="float" office:value="863.486814232607" calcext:value-type="float">
            <text:p>863,5</text:p>
          </table:table-cell>
          <table:table-cell table:style-name="ce6" table:formula="of:=STDEV([.G2:.G40])" office:value-type="float" office:value="0.131297989787529" calcext:value-type="float">
            <text:p>0,1</text:p>
          </table:table-cell>
          <table:table-cell table:formula="of:=STDEV([.H2:.H40])" office:value-type="float" office:value="8.79320040110637" calcext:value-type="float">
            <text:p>8,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COUNTIF([.C2:.C40];0)" office:value-type="float" office:value="19" calcext:value-type="float">
            <text:p>19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_run</text:p>
          </table:table-cell>
          <table:table-cell office:value-type="float" office:value="0.000008333" calcext:value-type="float">
            <text:p>0,00000833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a_new</text:p>
          </table:table-cell>
          <table:table-cell office:value-type="float" office:value="0.010158333" calcext:value-type="float">
            <text:p>0,01015833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 style:data-style-name="N2" text:time-value="18:31:51.99901383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8T19:08:58.723825678</dc:date>
    <meta:editing-duration>PT3H6M45S</meta:editing-duration>
    <meta:editing-cycles>24</meta:editing-cycles>
    <meta:document-statistic meta:table-count="1" meta:cell-count="431" meta:object-count="0"/>
  </office:meta>
</office:document-meta>
</file>